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f4b" officeooo:paragraph-rsid="00068f4b"/>
    </style:style>
    <style:style style:name="P2" style:family="paragraph" style:parent-style-name="Standard">
      <style:text-properties officeooo:rsid="000809cf" officeooo:paragraph-rsid="000809cf"/>
    </style:style>
    <style:style style:name="P3" style:family="paragraph" style:parent-style-name="Text_20_body">
      <style:text-properties fo:font-style="italic" officeooo:rsid="000e2e6e" officeooo:paragraph-rsid="001881c1" style:font-style-asian="italic" style:font-style-complex="italic"/>
    </style:style>
    <style:style style:name="P4" style:family="paragraph" style:parent-style-name="Heading_20_3">
      <style:text-properties fo:font-style="italic" officeooo:rsid="000e2e6e" officeooo:paragraph-rsid="001881c1" style:font-style-asian="italic" style:font-style-complex="italic"/>
    </style:style>
    <style:style style:name="P5" style:family="paragraph" style:parent-style-name="Standard">
      <style:text-properties officeooo:rsid="00068f4b" officeooo:paragraph-rsid="001ac4fb"/>
    </style:style>
    <style:style style:name="P6" style:family="paragraph" style:parent-style-name="Standard">
      <style:text-properties officeooo:rsid="00068f4b" officeooo:paragraph-rsid="00068f4b"/>
    </style:style>
    <style:style style:name="P7" style:family="paragraph" style:parent-style-name="Standard">
      <style:text-properties officeooo:rsid="00068f4b" officeooo:paragraph-rsid="001e4148"/>
    </style:style>
    <style:style style:name="P8" style:family="paragraph" style:parent-style-name="Standard">
      <style:text-properties officeooo:rsid="001ac4fb" officeooo:paragraph-rsid="001ac4fb"/>
    </style:style>
    <style:style style:name="P9" style:family="paragraph" style:parent-style-name="Standard">
      <style:text-properties officeooo:rsid="000809cf" officeooo:paragraph-rsid="001ac4fb"/>
    </style:style>
    <style:style style:name="P10" style:family="paragraph" style:parent-style-name="Standard">
      <style:text-properties officeooo:rsid="000809cf" officeooo:paragraph-rsid="00068f4b"/>
    </style:style>
    <style:style style:name="P11" style:family="paragraph" style:parent-style-name="Standard">
      <style:text-properties officeooo:rsid="001ca6a1" officeooo:paragraph-rsid="001ca6a1"/>
    </style:style>
    <style:style style:name="P12" style:family="paragraph" style:parent-style-name="Standard">
      <style:text-properties officeooo:rsid="0008903e" officeooo:paragraph-rsid="001d112e"/>
    </style:style>
    <style:style style:name="P13" style:family="paragraph" style:parent-style-name="Standard">
      <style:text-properties officeooo:rsid="0008903e" officeooo:paragraph-rsid="0008903e"/>
    </style:style>
    <style:style style:name="P14" style:family="paragraph" style:parent-style-name="Standard">
      <style:text-properties officeooo:rsid="0008903e" officeooo:paragraph-rsid="000809cf"/>
    </style:style>
    <style:style style:name="P15" style:family="paragraph" style:parent-style-name="Text_20_body">
      <style:text-properties officeooo:rsid="001f64fc" officeooo:paragraph-rsid="001f64fc"/>
    </style:style>
    <style:style style:name="T1" style:family="text">
      <style:text-properties officeooo:rsid="000809cf"/>
    </style:style>
    <style:style style:name="T2" style:family="text">
      <style:text-properties officeooo:rsid="000bc483"/>
    </style:style>
    <style:style style:name="T3" style:family="text">
      <style:text-properties officeooo:rsid="000f7058"/>
    </style:style>
    <style:style style:name="T4" style:family="text">
      <style:text-properties officeooo:rsid="000fcf57"/>
    </style:style>
    <style:style style:name="T5" style:family="text">
      <style:text-properties officeooo:rsid="0014d7ea"/>
    </style:style>
    <style:style style:name="T6" style:family="text">
      <style:text-properties officeooo:rsid="0016a63b"/>
    </style:style>
    <style:style style:name="T7" style:family="text">
      <style:text-properties officeooo:rsid="001a2014"/>
    </style:style>
    <style:style style:name="T8" style:family="text">
      <style:text-properties officeooo:rsid="001ac4f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ca6a1"/>
    </style:style>
    <style:style style:name="T11" style:family="text">
      <style:text-properties officeooo:rsid="001d112e"/>
    </style:style>
    <style:style style:name="T12" style:family="text">
      <style:text-properties officeooo:rsid="001e4148"/>
    </style:style>
    <style:style style:name="T13" style:family="text">
      <style:text-properties officeooo:rsid="002011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kySolve Star<text:span text:style-name="T13">t</text:span>up Quick Guide.</text:p>
      <text:p text:style-name="P15">For use when skysolve is already installed on an SD card.</text:p>
      <text:h text:style-name="P4" text:outline-level="3">Note: <text:s/>Power off. <text:s/>Do not just pull the power cord.</text:h>
      <text:p text:style-name="P3">Instead move the Field/home switch to the opposite side from where i<text:span text:style-name="T3">t</text:span> was when booted for the current session. <text:s/>Then watch the green LED inside the case. <text:s/>Wait for it to do an even spaced 9 blinks. <text:s/>Then you can remove the power. <text:s/>Doing otherwise can corrupt the SD card. <text:s/><text:span text:style-name="T4">The switch must be </text:span><text:span text:style-name="T12">set</text:span><text:span text:style-name="T4"> in the other position for at least 6 seconds before the shutdown sequence will s</text:span><text:span text:style-name="T12">tart.</text:span></text:p>
      <text:p text:style-name="P1"/>
      <text:p text:style-name="P1"><text:span text:style-name="T12">Some units have a switch with three positions.</text:span> <text:s/>Middle is the same a<text:span text:style-name="T12">s the</text:span> Home <text:span text:style-name="T12">positions</text:span>. <text:s/>Left is Field</text:p>
      <text:p text:style-name="P1"/>
      <text:p text:style-name="P8">First install VNC onto a computer that you have. (Called home machine later on.)</text:p>
      <text:p text:style-name="P9"/>
      <text:p text:style-name="P9">To begin with apply power and <text:span text:style-name="T8">using the home machine </text:span>look for wifi <text:span text:style-name="T6">skypi</text:span><text:span text:style-name="T7">xxxx</text:span>. <text:s/>Password <text:span text:style-name="T2">is </text:span>123456789<text:span text:style-name="T5">0</text:span></text:p>
      <text:p text:style-name="P9"/>
      <text:p text:style-name="P12"><text:span text:style-name="T11">Skysolve</text:span> should power up running the skysafari listening app and the solving app. <text:s/>Of course the solving will fail until under the stars.</text:p>
      <text:p text:style-name="P12"/>
      <text:p text:style-name="P9">Then attach you<text:span text:style-name="T8">r</text:span> home machine to th<text:span text:style-name="T2">at </text:span>wifi. <text:s/><text:span text:style-name="T8">Start </text:span>RealVNC client on your home machine and connect to 192.168.50.5</text:p>
      <text:p text:style-name="P1"/>
      <text:p text:style-name="P5">You may want to add your home wifi network to the PI. <text:s/>There is a script to help you do so. <text:s text:c="2"/>It can be run using VNC to access the RPI <text:span text:style-name="T10">operating system </text:span>GUI. <text:s/><text:span text:style-name="T10">The script</text:span> i<text:span text:style-name="T1">s</text:span> <text:span text:style-name="T8">found at directory </text:span>/skysolve/AccessPopup</text:p>
      <text:p text:style-name="P11"/>
      <text:p text:style-name="P8">On the command line type:</text:p>
      <text:p text:style-name="P8"><text:tab/><text:span text:style-name="T9">cd /skysolve/AccessPopup</text:span></text:p>
      <text:p text:style-name="P8"><text:span text:style-name="T9"><text:tab/>sudo ./installconfig.sh</text:span></text:p>
      <text:p text:style-name="P8"/>
      <text:p text:style-name="P5"><text:s text:c="2"/><text:span text:style-name="T1">Then select 5. <text:s/>You should be able to figure it out from there.</text:span></text:p>
      <text:p text:style-name="P10"/>
      <text:p text:style-name="P2"/>
      <text:p text:style-name="P2">If you want to play with skysove itself. <text:s/>Connect <text:span text:style-name="T11">home machine </text:span>Browser to 192.168.50.5:5000</text:p>
      <text:p text:style-name="P2"/>
      <text:p text:style-name="P2">If you want to see <text:span text:style-name="T11">skysolve</text:span> talk to SkySafari set telescope control in SkySafari to</text:p>
      <text:p text:style-name="P2">Scope Type – StellarCat ServoCat</text:p>
      <text:p text:style-name="P2">Mount Type – Alt-Az. Push-To</text:p>
      <text:p text:style-name="P2"/>
      <text:p text:style-name="P2">Connect via WIFI</text:p>
      <text:p text:style-name="P2">do not select Autop-Detect SkyFi</text:p>
      <text:p text:style-name="P2">ip Address 192.168.50.5</text:p>
      <text:p text:style-name="P2">Port 5005</text:p>
      <text:p text:style-name="P2"/>
      <text:p text:style-name="P2"><text:soft-page-break/>It should show you <text:span text:style-name="T11">the default position or the one that was last solved.</text:span></text:p>
      <text:p text:style-name="P14"/>
      <text:p text:style-name="P13">To play with the GUI click the align button so it does not try to solve. <text:s/>Then play with the camera if you like. <text:s/>Also click the replay images button to see some images I recorded that you can click on the “solve this” not “solve” button. <text:s/>To see it solve individual images. <text:s/>The “solve” button will cycle it through all the history images solveing each as it goes. <text:s/></text:p>
      <text:p text:style-name="P13"/>
      <text:p text:style-name="P13"/>
      <text:p text:style-name="P7">The RaspberryPi <text:span text:style-name="T7">HQ camera comes with</text:span> a tiny screw driver used to tighten the C-Mount adapter ring once infinity focus has been adjusted. <text:s/>I have already set the ring to about right. <text:s/>In case you need to adjust and then tighten it. <text:s/>That screw is <text:span text:style-name="T2">at the top of the camera lens mount. When looking at the front of the camera it is on the top right hand side of the lens mou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4:59:51.689000000</meta:creation-date>
    <dc:date>2024-06-10T13:43:44.984000000</dc:date>
    <meta:editing-duration>P2DT7H12M47S</meta:editing-duration>
    <meta:editing-cycles>20</meta:editing-cycles>
    <meta:generator>LibreOffice/7.3.2.2$Windows_X86_64 LibreOffice_project/49f2b1bff42cfccbd8f788c8dc32c1c309559be0</meta:generator>
    <meta:print-date>2023-08-06T16:35:43.036000000</meta:print-date>
    <meta:document-statistic meta:table-count="0" meta:image-count="0" meta:object-count="0" meta:page-count="2" meta:paragraph-count="25" meta:word-count="456" meta:character-count="2533" meta:non-whitespace-character-count="2069"/>
  </office:meta>
</office:document-meta>
</file>